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8cm"/>
    </style:style>
    <style:style style:name="gr4" style:family="graphic" style:parent-style-name="standard">
      <style:graphic-properties svg:stroke-color="#fedcc6" draw:fill-color="#f58220" draw:textarea-horizontal-align="justify" draw:textarea-vertical-align="middle" draw:auto-grow-height="false" fo:min-height="0.75cm" fo:min-width="27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75cm"/>
    </style:style>
    <style:style style:name="gr7" style:family="graphic" style:parent-style-name="standard">
      <style:graphic-properties svg:stroke-color="#000000" draw:fill-color="#333333" draw:textarea-horizontal-align="justify" draw:textarea-vertical-align="middle" draw:auto-grow-height="false" fo:min-height="3.25cm" fo:min-width="2.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1.25cm" fo:min-width="3.7cm"/>
    </style:style>
    <style:style style:name="gr10" style:family="graphic" style:parent-style-name="standard">
      <style:graphic-properties svg:stroke-color="#00a65d" draw:fill-color="#00b274" draw:textarea-horizontal-align="justify" draw:textarea-vertical-align="middle" draw:auto-grow-height="false" fo:min-height="0cm" fo:min-width="0.8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675cm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862cm" fo:min-width="5.9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0.865cm" fo:min-width="5.9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0.874cm" fo:min-width="5.9cm"/>
    </style:style>
    <style:style style:name="P1" style:family="paragraph">
      <loext:graphic-properties draw:fill="none" draw:fill-color="#ffffff"/>
      <style:text-properties fo:font-size="28pt" fo:letter-spacing="-0.06cm" fo:font-weight="bold"/>
    </style:style>
    <style:style style:name="P2" style:family="paragraph">
      <loext:graphic-properties draw:fill="none" draw:fill-color="#ffffff"/>
      <style:text-properties fo:color="#d4711a" style:font-name="Arial Black" fo:letter-spacing="-0.06cm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9a870" style:font-name="Arial" fo:letter-spacing="-0.06cm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333333"/>
      <style:paragraph-properties fo:text-align="start"/>
      <style:text-properties fo:color="#fffbcc" style:font-name="Courier New"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00b274"/>
      <style:paragraph-properties fo:text-align="center"/>
    </style:style>
    <style:style style:name="P12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-color="#ccccc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-color="#cccccc"/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-color="#cccccc"/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P18" style:family="paragraph">
      <loext:graphic-properties draw:fill-color="#cccccc"/>
      <style:paragraph-properties fo:text-align="center"/>
      <style:text-properties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ize="28pt" fo:letter-spacing="-0.06cm" fo:font-weight="bold"/>
    </style:style>
    <style:style style:name="T2" style:family="text">
      <style:text-properties fo:color="#d4711a" style:font-name="Arial Black" fo:letter-spacing="-0.06cm" fo:font-weight="bold" style:font-weight-asian="bold" style:font-weight-complex="bold"/>
    </style:style>
    <style:style style:name="T3" style:family="text">
      <style:text-properties fo:color="#f9a870" style:font-name="Arial" fo:letter-spacing="-0.06cm"/>
    </style:style>
    <style:style style:name="T4" style:family="text">
      <style:text-properties fo:color="#fffbcc" style:font-name="Courier New" fo:font-size="6pt" style:font-size-asian="6pt" style:font-size-complex="6pt"/>
    </style:style>
    <style:style style:name="T5" style:family="text">
      <style:text-properties fo:color="#fffbcc" style:font-name="Courier New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Courier New" fo:font-size="8pt" style:font-size-asian="8pt" style:font-size-complex="8pt"/>
    </style:style>
    <style:style style:name="T9" style:family="text">
      <style:text-properties style:font-name="Courier New" fo:font-size="7pt" style:font-size-asian="7pt" style:font-size-complex="7pt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style:font-name="Courier New" fo:font-size="7pt" fo:font-style="italic" style:font-size-asian="7pt" style:font-style-asian="italic" style:font-size-complex="7pt" style:font-style-complex="italic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Courier New" fo:font-size="10pt" style:font-size-asian="10pt" style:font-size-complex="1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Arial Unicode MS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8pt" fo:font-style="normal" fo:text-shadow="none" style:text-underline-style="none" style:letter-kerning="true" style:font-name-asian="Arial Unicode MS" style:font-size-asian="8pt" style:font-style-asian="normal" style:font-name-complex="Arial Unicode MS" style:font-size-complex="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style:letter-kerning="true" style:font-name-asian="Arial Unicode MS" style:font-size-asian="8pt" style:font-style-asian="normal" style:font-name-complex="Arial Unicode MS" style:font-size-complex="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style:letter-kerning="true" style:font-name-asian="Arial Unicode MS" style:font-size-asian="9pt" style:font-style-asian="normal" style:font-name-complex="Arial Unicode MS" style:font-size-complex="9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Arial Unicode MS" style:font-size-asian="9pt" style:font-style-asian="normal" style:font-name-complex="Arial Unicode MS" style:font-size-complex="9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4cm" svg:height="1.352cm" svg:x="1.1cm" svg:y="1.138cm">
          <draw:text-box>
            <text:p><text:span text:style-name="T1">Trolley Service CI Pipeline</text:span></text:p>
          </draw:text-box>
        </draw:frame>
        <draw:frame draw:style-name="gr2" draw:text-style-name="P2" draw:layer="layout" svg:width="8.3cm" svg:height="2.039cm" svg:x="12.1cm" svg:y="2.3cm">
          <draw:text-box>
            <text:p><text:span text:style-name="T2">Accept Pull Request</text:span></text:p>
          </draw:text-box>
        </draw:frame>
        <draw:frame draw:style-name="gr3" draw:text-style-name="P3" draw:layer="layout" svg:width="5.368cm" svg:height="0.962cm" svg:x="12.1cm" svg:y="3.438cm">
          <draw:text-box>
            <text:p><text:span text:style-name="T3">Projects</text:span></text:p>
          </draw:text-box>
        </draw:frame>
        <draw:custom-shape draw:style-name="gr4" draw:text-style-name="P4" draw:layer="layout" svg:width="27.7cm" svg:height="1cm" svg:x="1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279cm" svg:height="0.962cm" svg:x="2.731cm" svg:y="5.1cm">
          <draw:text-box>
            <text:p>developer</text:p>
          </draw:text-box>
        </draw:frame>
        <draw:frame draw:style-name="gr6" draw:text-style-name="P5" draw:layer="layout" svg:width="2.225cm" svg:height="0.962cm" svg:x="8.878cm" svg:y="5.1cm">
          <draw:text-box>
            <text:p>github</text:p>
          </draw:text-box>
        </draw:frame>
        <draw:custom-shape draw:style-name="gr7" draw:text-style-name="P7" draw:layer="layout" svg:width="3.2cm" svg:height="3.5cm" svg:x="2.7cm" svg:y="7.1cm">
          <text:p text:style-name="P6"><text:span text:style-name="T4">{</text:span></text:p>
          <text:p text:style-name="P6"><text:span text:style-name="T5">Class Boo</text:span><text:span text:style-name="T4"> <text:s/></text:span></text:p>
          <text:p text:style-name="P6"><text:span text:style-name="T4"><text:s text:c="3"/></text:span><text:span text:style-name="T4">Nice&gt; <text:s/>bit of code;</text:span></text:p>
          <text:p text:style-name="P6"><text:span text:style-name="T4"><text:s text:c="3"/></text:span><text:span text:style-name="T4">And some more;</text:span></text:p>
          <text:p text:style-name="P6"><text:span text:style-name="T4">}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0cm" svg:y1="6.3cm" svg:x2="10cm" svg:y2="19.599cm">
          <text:p/>
        </draw:line>
        <draw:custom-shape draw:style-name="gr9" draw:text-style-name="P10" draw:layer="layout" svg:width="4.2cm" svg:height="1.5cm" svg:x="7.879cm" svg:y="7.2cm">
          <text:p text:style-name="P9"><text:span text:style-name="T6">Code Cover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cm" svg:height="0.4cm" svg:x="6.2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.225cm" svg:height="0.962cm" svg:x="15.475cm" svg:y="5.138cm">
          <draw:text-box>
            <text:p>travis</text:p>
          </draw:text-box>
        </draw:frame>
        <draw:line draw:style-name="gr8" draw:text-style-name="P8" draw:layer="layout" svg:x1="16.521cm" svg:y1="6.3cm" svg:x2="16.521cm" svg:y2="19.599cm">
          <text:p/>
        </draw:line>
        <draw:custom-shape draw:style-name="gr9" draw:text-style-name="P12" draw:layer="layout" svg:width="4.2cm" svg:height="1.5cm" svg:x="14.4cm" svg:y="7.2cm">
          <text:p text:style-name="P9"><text:span text:style-name="T6">Run Unit Tes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cm" svg:height="0.4cm" svg:x="12.5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4.2cm" svg:height="1.5cm" svg:x="14.4cm" svg:y="9.528cm">
          <text:p text:style-name="P9"><text:span text:style-name="T7">Set release </text:span><text:span text:style-name="T8">version-no</text:span><text:span text:style-name="T7"> in</text:span><text:span text:style-name="T7"><text:line-break/></text:span><text:span text:style-name="T9">/concourse-build/version.txt</text:span><text:span text:style-name="T7"><text:line-break/></text:span><text:span text:style-name="T7">in 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2cm" svg:height="1.5cm" svg:x="14.4cm" svg:y="7.2cm">
          <text:p text:style-name="P9"><text:span text:style-name="T6">Run Unit Test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2cm" svg:height="1.5cm" svg:x="7.914cm" svg:y="9.528cm">
          <text:p text:style-name="P9"><text:span text:style-name="T6">Code Review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2cm" svg:height="1.5cm" svg:x="7.914cm" svg:y="11.929cm">
          <text:p text:style-name="P9"><text:span text:style-name="T6">Merge To 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2cm" svg:height="1.5cm" svg:x="7.914cm" svg:y="9.528cm">
          <text:p text:style-name="P9"><text:span text:style-name="T6">Merge To Master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325cm" svg:height="1.673cm" svg:x="22.575cm" svg:y="5.139cm">
          <draw:text-box>
            <text:p>concourse</text:p>
          </draw:text-box>
        </draw:frame>
        <draw:line draw:style-name="gr8" draw:text-style-name="P8" draw:layer="layout" svg:x1="24.321cm" svg:y1="6.301cm" svg:x2="24.321cm" svg:y2="19.6cm">
          <text:p/>
        </draw:line>
        <draw:custom-shape draw:style-name="gr12" draw:text-style-name="P14" draw:layer="layout" svg:width="6.4cm" svg:height="1.112cm" draw:transform="skewX (-0.00541052068118242) rotate (-0.00523598775598291) translate (21cm 7.172cm)">
          <text:p text:style-name="P9"><text:span text:style-name="T10">&lt; triggered by change to</text:span></text:p>
          <text:p text:style-name="P9"><text:span text:style-name="T11">/concourse-build/version.txt</text:span><text:span text:style-name="T10"><text:line-break/></text:span><text:span text:style-name="T10">in master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5cm" svg:height="0.4cm" svg:x="18.9cm" svg:y="7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6.4cm" svg:height="1.115cm" draw:transform="skewX (-0.00366519142918809) rotate (-0.00523598775598291) translate (21cm 8.516cm)">
          <text:p text:style-name="P9"><text:span text:style-name="T6">Build docker image of</text:span><text:span text:style-name="T6"><text:line-break/></text:span><text:span text:style-name="T6">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6.4cm" svg:height="1.124cm" draw:transform="skewX (-0.0026179938779915) rotate (-0.00523598775598291) translate (21cm 9.856cm)">
          <text:p text:style-name="P9"><text:span text:style-name="T6">Deploy image to G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6.4cm" svg:height="1.124cm" draw:transform="skewX (-0.0026179938779915) rotate (-0.00523598775598291) translate (21cm 11.197cm)">
          <text:p text:style-name="P9"><text:span text:style-name="T12">Update </text:span><text:span text:style-name="T8">/versionTracker/SIT</text:span><text:span text:style-name="T12"><text:line-break/></text:span><text:span text:style-name="T12">with new version no of 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6.4cm" svg:height="1.124cm" draw:transform="skewX (-0.0026179938779915) rotate (-0.00523598775598291) translate (21cm 12.538cm)">
          <text:p text:style-name="P9"><text:span text:style-name="T6">Run </text:span><text:span text:style-name="T13">deploy-projects-to-env</text:span><text:span text:style-name="T6"> </text:span></text:p>
          <text:p text:style-name="P9"><text:span text:style-name="T6">Job on SI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6.4cm" svg:height="1.124cm" draw:transform="skewX (-0.0026179938779915) rotate (-0.00523598775598291) translate (21cm 13.878cm)">
          <text:p text:style-name="P9"><text:span text:style-name="T6">Run Acceptence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6.4cm" svg:height="1.124cm" draw:transform="skewX (-0.0026179938779915) rotate (-0.00523598775598291) translate (21cm 15.219cm)">
          <text:p text:style-name="P9"><text:span text:style-name="T14">Tag docker image as </text:span><text:span text:style-name="T15">Re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6.4cm" svg:height="1.124cm" draw:transform="skewX (-0.0026179938779915) rotate (-0.00523598775598291) translate (21cm 16.559cm)">
          <text:p text:style-name="P16"><text:span text:style-name="T16">Update </text:span><text:span text:style-name="T17">/versionTracker/SIT/env-no.txt</text:span><text:span text:style-name="T18"><text:line-break/></text:span><text:span text:style-name="T18">and tag </text:span><text:span text:style-name="T17">/versionTracker/SIT</text:span><text:span text:style-name="T18"><text:line-break/></text:span><text:span text:style-name="T18">with environment version 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8" draw:layer="layout" svg:width="6.4cm" svg:height="1.124cm" draw:transform="skewX (-0.0026179938779915) rotate (-0.00523598775598291) translate (21cm 17.9cm)">
          <text:p text:style-name="P9"><text:span text:style-name="T19">Move contents of</text:span><text:span text:style-name="T19"><text:line-break/></text:span><text:span text:style-name="T19"> </text:span><text:span text:style-name="T20">/versionTracker/SIT</text:span><text:span text:style-name="T19"><text:line-break/></text:span><text:span text:style-name="T19">to </text:span><text:span text:style-name="T21"><text:s/></text:span><text:span text:style-name="T22">/versionTracker/Whitelodg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4:48:38.589545938</meta:creation-date>
    <dc:date>2019-06-26T11:37:31.782385284</dc:date>
    <meta:editing-duration>PT22M40S</meta:editing-duration>
    <meta:editing-cycles>7</meta:editing-cycles>
    <meta:generator>LibreOffice_Vanilla/6.0.4.5$MacOSX_X86_64 LibreOffice_project/6840e4519a6ce8bcc1328eb2d87b5c46c6df1038</meta:generator>
    <meta:document-statistic meta:object-count="31"/>
  </office:meta>
</office:document-meta>
</file>